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12_21-14-3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1-13_01-54-14_000.jpg</text:p>
          </table:table-cell>
          <table:table-cell table:style-name="ce27" office:value-type="string">
            <text:p>:m :PHOTO 寝た時刻 / 2022 / オナニー、了、duration=0.5時間ぐらい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 / オナニー、了、duration=0.5時間ぐらい,other=~">
            <text:p>:m :PHOTO 寝た時刻 / 2022 / オナニー、了、duration=0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1-13_07-42-0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13_07-42-1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13_13-02-5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1-13_15-39-59_000.jpg</text:p>
          </table:table-cell>
          <table:table-cell table:style-name="ce27" office:value-type="string">
            <text:p>:m RES 1*1 / free# JVEMV6 83#_29:1 / 83. chemistry / topics=無機化学,w=金属結合；酸化数,s=~,i=~,other=~,doc=r-1-1~1.2:f-4.15#L.1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1 / free# JVEMV6 83#_29:1 / 83. chemistry / topics=無機化学,w=金属結合；酸化数,s=~,i=~,other=~,doc=r-1-1~1.2:f-4.15#L.1">
            <text:p>:m RES 1*1 / free# JVEMV6 83#_29:1 / 83. chemistry / topics=無機化学,w=金属結合；酸化数,s=~,i=~,other=~,doc=r-1-1~1.2:f-4.15#L.1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13_19-12-05_000.jpg</text:p>
          </table:table-cell>
          <table:table-cell table:style-name="ce27" office:value-type="string">
            <text:p>:m #*# / memo:other(m:other) / topic=習字, about=~,other=~,id=~,content=無；機；え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#*# / memo:other(m:other) / topic=習字, about=~,other=~,id=~,content=無；機；え">
            <text:p>:m #*# / memo:other(m:other) / topic=習字, about=~,other=~,id=~,content=無；機；え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4">2022/11/14</text:date>, <text:time>11:0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4T11:04:10.63</dc:date>
    <dc:creator>iwabuchi ken</dc:creator>
    <meta:editing-duration>P50DT20H32M15S</meta:editing-duration>
    <meta:editing-cycles>16485</meta:editing-cycles>
    <meta:document-statistic meta:table-count="2" meta:cell-count="909" meta:object-count="0"/>
    <meta:user-defined meta:name="qrichtext">1</meta:user-defined>
  </office:meta>
</office:document-meta>
</file>